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opProxyFactory.hasNoUserSuppliedProxyInterfaces( AdvisedSupport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opProxyFactory.createAopProxy( AdvisedSupport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